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7e21" officeooo:paragraph-rsid="0007e70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c7e21" officeooo:paragraph-rsid="001e60f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1e60f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144753" officeooo:paragraph-rsid="00144753" style:font-size-asian="12pt" style:font-size-complex="12pt"/>
    </style:style>
    <style:style style:name="P5" style:family="paragraph" style:parent-style-name="Standard">
      <style:text-properties fo:font-size="12pt" officeooo:rsid="0007e70a" officeooo:paragraph-rsid="0007e70a" style:font-size-asian="12pt" style:font-size-complex="12pt"/>
    </style:style>
    <style:style style:name="P6" style:family="paragraph" style:parent-style-name="Standard">
      <style:text-properties fo:font-size="12pt" officeooo:rsid="001566d0" officeooo:paragraph-rsid="001566d0" style:font-size-asian="12pt" style:font-size-complex="12pt"/>
    </style:style>
    <style:style style:name="P7" style:family="paragraph" style:parent-style-name="Standard">
      <style:text-properties fo:font-size="12pt" officeooo:rsid="0009806c" officeooo:paragraph-rsid="0009806c" style:font-size-asian="12pt" style:font-size-complex="12pt"/>
    </style:style>
    <style:style style:name="P8" style:family="paragraph" style:parent-style-name="Standard">
      <style:text-properties fo:font-size="12pt" officeooo:rsid="000beae4" officeooo:paragraph-rsid="000beae4" style:font-size-asian="12pt" style:font-size-complex="12pt"/>
    </style:style>
    <style:style style:name="P9" style:family="paragraph" style:parent-style-name="Standard">
      <style:text-properties fo:font-size="12pt" officeooo:paragraph-rsid="001025fc" style:font-size-asian="12pt" style:font-size-complex="12pt"/>
    </style:style>
    <style:style style:name="P10" style:family="paragraph" style:parent-style-name="Standard">
      <style:text-properties fo:font-size="12pt" officeooo:rsid="001025fc" officeooo:paragraph-rsid="001025fc" style:font-size-asian="12pt" style:font-size-complex="12pt"/>
    </style:style>
    <style:style style:name="P11" style:family="paragraph" style:parent-style-name="Standard">
      <style:text-properties fo:font-size="12pt" officeooo:rsid="001b3e79" officeooo:paragraph-rsid="001b3e79" style:font-size-asian="12pt" style:font-size-complex="12pt"/>
    </style:style>
    <style:style style:name="P12" style:family="paragraph" style:parent-style-name="Standard">
      <style:text-properties officeooo:rsid="0009806c" officeooo:paragraph-rsid="0009806c"/>
    </style:style>
    <style:style style:name="P13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5c4f4" officeooo:paragraph-rsid="001fa11b"/>
    </style:style>
    <style:style style:name="P14" style:family="paragraph" style:parent-style-name="Standard">
      <style:text-properties officeooo:rsid="001025fc" officeooo:paragraph-rsid="001025fc"/>
    </style:style>
    <style:style style:name="P15" style:family="paragraph" style:parent-style-name="Standard">
      <style:text-properties officeooo:rsid="00144753" officeooo:paragraph-rsid="001fa11b"/>
    </style:style>
    <style:style style:name="P16" style:family="paragraph" style:parent-style-name="Standard">
      <style:text-properties officeooo:rsid="0015c4f4" officeooo:paragraph-rsid="001fa11b"/>
    </style:style>
    <style:style style:name="P17" style:family="paragraph" style:parent-style-name="Standard">
      <style:text-properties officeooo:rsid="001b3e79" officeooo:paragraph-rsid="001fa11b"/>
    </style:style>
    <style:style style:name="P18" style:family="paragraph" style:parent-style-name="Text_20_body">
      <style:text-properties officeooo:paragraph-rsid="000e3825"/>
    </style:style>
    <style:style style:name="P19" style:family="paragraph" style:parent-style-name="Text_20_body">
      <style:text-properties officeooo:rsid="001025fc" officeooo:paragraph-rsid="001025fc"/>
    </style:style>
    <style:style style:name="P20" style:family="paragraph" style:parent-style-name="Text_20_body">
      <style:text-properties fo:font-size="12pt" officeooo:rsid="0010d7d2" officeooo:paragraph-rsid="0010d7d2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255140" officeooo:paragraph-rsid="001e60f6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fo:font-weight="normal" officeooo:paragraph-rsid="001e60f6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e60f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e60f6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officeooo:rsid="001025fc" officeooo:paragraph-rsid="001e60f6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officeooo:paragraph-rsid="001e60f6"/>
    </style:style>
    <style:style style:name="P2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1e60f6"/>
    </style:style>
    <style:style style:name="P28" style:family="paragraph" style:parent-style-name="Standard">
      <style:text-properties officeooo:rsid="001dafc3" officeooo:paragraph-rsid="001dafc3"/>
    </style:style>
    <style:style style:name="P29" style:family="paragraph" style:parent-style-name="Standard">
      <style:text-properties officeooo:rsid="001025fc" officeooo:paragraph-rsid="001dafc3"/>
    </style:style>
    <style:style style:name="P30" style:family="paragraph" style:parent-style-name="Standard">
      <style:text-properties officeooo:rsid="001025fc" officeooo:paragraph-rsid="001025fc"/>
    </style:style>
    <style:style style:name="P31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44753" officeooo:paragraph-rsid="001fa11b"/>
    </style:style>
    <style:style style:name="P32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44753" officeooo:paragraph-rsid="00274d38"/>
    </style:style>
    <style:style style:name="P33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5c4f4" officeooo:paragraph-rsid="00274d38"/>
    </style:style>
    <style:style style:name="P34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29bea6" officeooo:paragraph-rsid="0029bea6"/>
    </style:style>
    <style:style style:name="P35" style:family="paragraph" style:parent-style-name="Standard">
      <style:text-properties officeooo:rsid="0015c4f4" officeooo:paragraph-rsid="00274d38"/>
    </style:style>
    <style:style style:name="P36" style:family="paragraph" style:parent-style-name="Standard">
      <style:text-properties officeooo:rsid="00144753" officeooo:paragraph-rsid="00274d38"/>
    </style:style>
    <style:style style:name="P37" style:family="paragraph" style:parent-style-name="Standard">
      <style:text-properties officeooo:rsid="001b3e79" officeooo:paragraph-rsid="00274d38"/>
    </style:style>
    <style:style style:name="P38" style:family="paragraph" style:parent-style-name="Preformatted_20_Text">
      <style:text-properties officeooo:rsid="001dafc3" officeooo:paragraph-rsid="001dafc3"/>
    </style:style>
    <style:style style:name="P39" style:family="paragraph" style:parent-style-name="Preformatted_20_Text">
      <style:text-properties officeooo:rsid="001dafc3" officeooo:paragraph-rsid="00214a6e"/>
    </style:style>
    <style:style style:name="P40" style:family="paragraph" style:parent-style-name="Preformatted_20_Text">
      <style:text-properties officeooo:rsid="00214a6e" officeooo:paragraph-rsid="00214a6e"/>
    </style:style>
    <style:style style:name="T1" style:family="text">
      <style:text-properties fo:font-variant="normal" fo:text-transform="none" fo:color="#24292e" style:font-name="SFMono-Regular" fo:letter-spacing="normal" fo:font-style="normal" fo:font-weight="normal" officeooo:rsid="000beae4"/>
    </style:style>
    <style:style style:name="T2" style:family="text">
      <style:text-properties fo:font-variant="normal" fo:text-transform="none" fo:color="#24292e" style:font-name="SFMono-Regular" fo:letter-spacing="normal" fo:font-style="normal" fo:font-weight="normal" officeooo:rsid="001025fc"/>
    </style:style>
    <style:style style:name="T3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SFMono-Regular" fo:font-size="12pt" fo:letter-spacing="normal" fo:font-style="normal" fo:font-weight="normal" officeooo:rsid="000beae4" style:font-size-asian="12pt" style:font-size-complex="12pt"/>
    </style:style>
    <style:style style:name="T5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SFMono-Regular" fo:font-size="12pt" fo:letter-spacing="normal" fo:font-style="normal" fo:font-weight="normal" officeooo:rsid="0025514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SFMono-Regular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8" style:family="text">
      <style:text-properties fo:font-variant="normal" fo:text-transform="none" fo:color="#24292e" style:font-name="SFMono-Regular" fo:font-size="12pt" fo:letter-spacing="normal" fo:font-style="normal" fo:font-weight="normal" officeooo:rsid="00255140" fo:background-color="transparent" loext:char-shading-value="0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fo:padding="0cm" fo:border="none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normal" officeooo:rsid="00214a6e" fo:background-color="transparent" loext:char-shading-value="0" fo:padding="0cm" fo:border="none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 officeooo:rsid="0022ac59" fo:background-color="transparent" loext:char-shading-value="0" fo:padding="0cm" fo:border="none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 officeooo:rsid="002638d2" fo:background-color="transparent" loext:char-shading-value="0" fo:padding="0cm" fo:border="none"/>
    </style:style>
    <style:style style:name="T13" style:family="text">
      <style:text-properties fo:font-variant="normal" fo:text-transform="none" fo:color="#24292e" style:font-name="apple-system" fo:letter-spacing="normal" fo:font-style="normal"/>
    </style:style>
    <style:style style:name="T14" style:family="text">
      <style:text-properties fo:font-variant="normal" fo:text-transform="none" fo:color="#24292e" style:font-name="apple-system" fo:letter-spacing="normal" fo:font-style="normal" officeooo:rsid="001cabcc"/>
    </style:style>
    <style:style style:name="T15" style:family="text">
      <style:text-properties fo:font-variant="normal" fo:text-transform="none" fo:color="#24292e" style:font-name="apple-system" fo:letter-spacing="normal" fo:font-style="normal" officeooo:rsid="001e60f6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officeooo:rsid="001566d0"/>
    </style:style>
    <style:style style:name="T20" style:family="text">
      <style:text-properties officeooo:rsid="001a2f66"/>
    </style:style>
    <style:style style:name="T21" style:family="text">
      <style:text-properties officeooo:rsid="001b3e79"/>
    </style:style>
    <style:style style:name="T22" style:family="text">
      <style:text-properties officeooo:rsid="001dafc3"/>
    </style:style>
    <style:style style:name="T23" style:family="text">
      <style:text-properties officeooo:rsid="001fa11b"/>
    </style:style>
    <style:style style:name="T24" style:family="text">
      <style:text-properties officeooo:rsid="00274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vironment: Ubuntu 14.04</text:p>
      <text:p text:style-name="P1"/>
      <text:p text:style-name="P4"><text:span text:style-name="T19">1. </text:span>Install cflib</text:p>
      <text:p text:style-name="P5"/>
      <text:p text:style-name="P6">(If there is no pip)</text:p>
      <text:p text:style-name="P5">sudo apt-get install python-pip</text:p>
      <text:p text:style-name="P5"/>
      <text:p text:style-name="P12"><text:span text:style-name="T17">git clone </text:span><text:a xlink:type="simple" xlink:href="https://github.com/bitcraze/crazyflie-lib-python.git"><text:span text:style-name="T17">https://github.com/bitcraze/crazyflie-lib-python.git</text:span></text:a></text:p>
      <text:p text:style-name="P7"/>
      <text:p text:style-name="P8">sudo pip install -e &lt;path/to&gt;/crazyflie-lib-python/ </text:p>
      <text:p text:style-name="P8"/>
      <text:p text:style-name="P8"/>
      <text:p text:style-name="P11">[ 이 괄호 부분은 왜 하는지 모르겠음</text:p>
      <text:p text:style-name="P18"><text:span text:style-name="Source_20_Text"><text:span text:style-name="T4">pip install virtualenv</text:span></text:span></text:p>
      <text:p text:style-name="P18"><text:span text:style-name="Source_20_Text"><text:span text:style-name="T3">virtualenv venv</text:span></text:span></text:p>
      <text:p text:style-name="P18"><text:span text:style-name="Source_20_Text"><text:span text:style-name="T3">source venv/bin/activate</text:span></text:span></text:p>
      <text:p text:style-name="P20">(이거 하면 terminal 에서 (venv)라고 옆에 붙음)<text:span text:style-name="T21">]</text:span></text:p>
      <text:p text:style-name="P9"/>
      <text:p text:style-name="P9"><text:span text:style-name="T2">cd </text:span><text:span text:style-name="T1">&lt;path/to&gt;/crazyflie-lib-python/ </text:span></text:p>
      <text:p text:style-name="P10"/>
      <text:p text:style-name="P19"><text:span text:style-name="Source_20_Text"><text:span text:style-name="T3">pip install -r requirements.txt</text:span></text:span></text:p>
      <text:p text:style-name="P3"/>
      <text:p text:style-name="P3"><text:span text:style-name="T15">(</text:span><text:span text:style-name="T13">Setting udev permissions </text:span><text:span text:style-name="T14">for crazy radio)</text:span></text:p>
      <text:p text:style-name="P2"/>
      <text:p text:style-name="P26"><text:span text:style-name="Source_20_Text"><text:span text:style-name="T7">sudo groupadd plugdev</text:span></text:span></text:p>
      <text:p text:style-name="P27"><text:span text:style-name="Source_20_Text"><text:span text:style-name="T7">sudo usermod -a -G plugdev &lt;user name&gt;</text:span></text:span><text:span text:style-name="Source_20_Text"><text:span text:style-name="T8"> (e.g. jungwon)</text:span></text:span></text:p>
      <text:p text:style-name="P21"><text:span text:style-name="T18">sudo gedit </text:span><text:span text:style-name="Source_20_Text"><text:span text:style-name="T5">/etc/udev/rules.d/99-crazyradio.rules</text:span></text:span><text:span text:style-name="T16">  </text:span></text:p>
      <text:p text:style-name="P22"/>
      <text:p text:style-name="P23">add the following:</text:p>
      <text:p text:style-name="P26"><text:span text:style-name="Source_20_Text"><text:span text:style-name="T7">SUBSYSTEM=="usb", ATTRS{idVendor}=="1915", ATTRS{idProduct}=="7777", MODE="0664", GROUP="plugdev"</text:span></text:span></text:p>
      <text:p text:style-name="P22"/>
      <text:p text:style-name="P23">To connect Crazyflie 2.0 via usb</text:p>
      <text:p text:style-name="P24"/>
      <text:p text:style-name="P24"><text:span text:style-name="Source_20_Text"><text:span text:style-name="T6">sudo gedit </text:span></text:span><text:span text:style-name="Source_20_Text"><text:span text:style-name="T5">/etc/udev/rules.d/99-crazyflie.rules</text:span></text:span><text:span text:style-name="T16"> </text:span></text:p>
      <text:p text:style-name="P24"/>
      <text:p text:style-name="P23">and add the following:</text:p>
      <text:p text:style-name="P25"><text:span text:style-name="Source_20_Text"><text:span text:style-name="T7">SUBSYSTEM=="usb", ATTRS{idVendor}=="0483", ATTRS{idProduct}=="5740", MODE="0664", GROUP="plugdev"</text:span></text:span></text:p>
      <text:p text:style-name="P14"/>
      <text:p text:style-name="P35"><text:span text:style-name="T24">2</text:span>. Execute python script</text:p>
      <text:p text:style-name="P35"/>
      <text:p text:style-name="P33"><text:span text:style-name="T22">//[</text:span>source venv/bin/activate<text:span text:style-name="T22">]</text:span></text:p>
      <text:p text:style-name="P33"/>
      <text:p text:style-name="P33"><text:soft-page-break/>python <text:span text:style-name="T20">&lt;script that you want&gt; (e.g. python </text:span>examples/basiclog<text:span text:style-name="T20">)</text:span></text:p>
      <text:p text:style-name="P33"/>
      <text:p text:style-name="P33">//<text:span text:style-name="T22">[</text:span>deactivate<text:span text:style-name="T22">]</text:span></text:p>
      <text:p text:style-name="P36"/>
      <text:p text:style-name="P37">(activate 하면 오히려 안됨 괄호부분 생략하고 그냥 스크립트 실행할 것)</text:p>
      <text:p text:style-name="P32"/>
      <text:p text:style-name="P32"/>
      <text:p text:style-name="P14"/>
      <text:p text:style-name="P28"><text:span text:style-name="T24">3</text:span>. Install <text:span text:style-name="T23">Crazyflie PC client</text:span></text:p>
      <text:p text:style-name="P28"/>
      <text:p text:style-name="P38"><text:span text:style-name="Source_20_Text"><text:span text:style-name="T9">sudo apt-get install python3 python3-pip python3-pyqt5</text:span></text:span></text:p>
      <text:p text:style-name="P40">git clone https://github.com/bitcraze/crazyflie-clients-python.git</text:p>
      <text:p text:style-name="P39"/>
      <text:p text:style-name="P39"><text:span text:style-name="Source_20_Text"><text:span text:style-name="T10">cd </text:span></text:span><text:span text:style-name="Source_20_Text"><text:span text:style-name="T11">&lt;source&gt; </text:span></text:span><text:span text:style-name="Source_20_Text"><text:span text:style-name="T12">(e.g. cd crazyflie-clients-python)</text:span></text:span></text:p>
      <text:p text:style-name="P39"><text:span text:style-name="Source_20_Text"><text:span text:style-name="T10"/></text:span></text:p>
      <text:p text:style-name="P38"><text:span text:style-name="Source_20_Text"><text:span text:style-name="T9">pip3 install -e .</text:span></text:span></text:p>
      <text:p text:style-name="P38"><text:span text:style-name="Source_20_Text"><text:span text:style-name="T9"/></text:span></text:p>
      <text:p text:style-name="P29"/>
      <text:p text:style-name="P35"><text:span text:style-name="T24">4</text:span>. Execute <text:span text:style-name="T23">Crazyflie PC client</text:span></text:p>
      <text:p text:style-name="P31"/>
      <text:p text:style-name="P34">cfclient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코딩" style:font-family-asian="나눔고딕코딩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코딩" style:font-family-asian="나눔고딕코딩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15:49.701048235</meta:creation-date>
    <meta:generator>LibreOffice/4.2.8.2$Linux_X86_64 LibreOffice_project/420m0$Build-2</meta:generator>
    <dc:date>2018-02-28T10:38:00.708595081</dc:date>
    <meta:editing-duration>PT28M13S</meta:editing-duration>
    <meta:editing-cycles>35</meta:editing-cycles>
    <meta:document-statistic meta:table-count="0" meta:image-count="0" meta:object-count="0" meta:page-count="2" meta:paragraph-count="35" meta:word-count="185" meta:character-count="1291" meta:non-whitespace-character-count="1170"/>
  </office:meta>
</office:document-meta>
</file>